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2_20_Dots_20_3_20_Dashes" svg:stroke-color="#c0c0c0" draw:fill="none" draw:textarea-vertical-align="middle"/>
    </style:style>
    <style:style style:name="gr6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'Courier New'" style:font-family-generic="modern" style:font-pitch="fixed"/>
    </style:style>
    <style:style style:name="P5" style:family="paragraph">
      <style:text-properties fo:color="#c0c0c0"/>
    </style:style>
    <style:style style:name="P6" style:family="paragraph">
      <style:text-properties fo:color="#c0c0c0" fo:font-size="14pt" style:font-size-asian="14pt" style:font-size-complex="1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color="#c0c0c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412cm" svg:height="1.276cm" svg:x="5.589cm" svg:y="1.25cm">
          <draw:text-box>
            <text:p text:style-name="P1"><text:span text:style-name="T1">Event calls during fork</text:span></text:p>
          </draw:text-box>
        </draw:frame>
        <draw:custom-shape draw:style-name="gr2" draw:text-style-name="P1" draw:layer="layout" svg:width="6cm" svg:height="1.5cm" svg:x="1.5cm" svg:y="4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3" draw:layer="layout" svg:width="2.737cm" svg:height="0.806cm" svg:x="7.5cm" svg:y="3.944cm">
          <draw:text-box>
            <text:p><text:span text:style-name="T2">createCell</text:span></text:p>
          </draw:text-box>
        </draw:frame>
        <draw:frame draw:style-name="gr1" draw:text-style-name="P3" draw:layer="layout" svg:width="9.561cm" svg:height="0.806cm" svg:x="7.5cm" svg:y="4.5cm">
          <draw:text-box>
            <text:p><text:span text:style-name="T2">mergeWithRemoteDataDueToForkOrJoin</text:span></text:p>
          </draw:text-box>
        </draw:frame>
        <draw:line draw:style-name="gr3" draw:text-style-name="P1" draw:layer="layout" svg:x1="17.5cm" svg:y1="5.5cm" svg:x2="6.75cm" svg:y2="5.5cm">
          <text:p/>
        </draw:line>
        <draw:frame draw:style-name="gr1" draw:text-style-name="P4" draw:layer="layout" svg:width="2.788cm" svg:height="0.971cm" svg:x="17.462cm" svg:y="5cm">
          <draw:text-box>
            <text:p><text:span text:style-name="T3">Master</text:span></text:p>
          </draw:text-box>
        </draw:frame>
        <draw:custom-shape draw:style-name="gr4" draw:text-style-name="P1" draw:layer="layout" svg:width="2cm" svg:height="0.5cm" svg:x="1.5cm" svg:y="8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cm" svg:height="0.5cm" svg:x="3cm" svg:y="8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cm" svg:height="0.5cm" svg:x="4.5cm" svg:y="8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cm" svg:height="0.5cm" svg:x="2cm" svg:y="8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cm" svg:height="0.5cm" svg:x="3.5cm" svg:y="8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cm" svg:height="0.5cm" svg:x="5cm" svg:y="8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cm" svg:height="0.5cm" svg:x="2.5cm" svg:y="7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cm" svg:height="0.5cm" svg:x="4cm" svg:y="7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cm" svg:height="0.5cm" svg:x="5.5cm" svg:y="7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layer="layout" svg:width="2.513cm" svg:height="0.962cm" svg:x="1.5cm" svg:y="3cm">
          <draw:text-box>
            <text:p>Step 1:</text:p>
          </draw:text-box>
        </draw:frame>
        <draw:line draw:style-name="gr5" draw:text-style-name="P1" draw:layer="layout" svg:x1="1.5cm" svg:y1="6cm" svg:x2="1.5cm" svg:y2="9cm">
          <text:p/>
        </draw:line>
        <draw:line draw:style-name="gr5" draw:text-style-name="P1" draw:layer="layout" svg:x1="6cm" svg:y1="6cm" svg:x2="6cm" svg:y2="9cm">
          <text:p/>
        </draw:line>
        <draw:line draw:style-name="gr5" draw:text-style-name="P1" draw:layer="layout" svg:x1="3cm" svg:y1="4.5cm" svg:x2="3cm" svg:y2="7.5cm">
          <text:p/>
        </draw:line>
        <draw:line draw:style-name="gr5" draw:text-style-name="P1" draw:layer="layout" svg:x1="7.5cm" svg:y1="4.5cm" svg:x2="7.5cm" svg:y2="7.5cm">
          <text:p/>
        </draw:line>
        <draw:frame draw:style-name="gr1" draw:text-style-name="P6" draw:layer="layout" svg:width="5.447cm" svg:height="0.806cm" svg:x="7.189cm" svg:y="7.944cm">
          <draw:text-box>
            <text:p text:style-name="P5"><text:span text:style-name="T4">(Level not yet created)</text:span></text:p>
          </draw:text-box>
        </draw:frame>
        <draw:custom-shape draw:style-name="gr2" draw:text-style-name="P1" draw:layer="layout" svg:width="6cm" svg:height="1.5cm" svg:x="1.5cm" svg:y="13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cm" svg:height="0.5cm" svg:x="1.5cm" svg:y="17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cm" svg:height="0.5cm" svg:x="3cm" svg:y="17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cm" svg:height="0.5cm" svg:x="4.5cm" svg:y="17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cm" svg:height="0.5cm" svg:x="2cm" svg:y="17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cm" svg:height="0.5cm" svg:x="3.5cm" svg:y="17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cm" svg:height="0.5cm" svg:x="5cm" svg:y="17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cm" svg:height="0.5cm" svg:x="2.5cm" svg:y="16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cm" svg:height="0.5cm" svg:x="4cm" svg:y="16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cm" svg:height="0.5cm" svg:x="5.5cm" svg:y="16.5cm">
          <text:p/>
          <draw:enhanced-geometry svg:viewBox="0 0 21600 21600" draw:glue-points="?f6 0 10800 ?f8 ?f11 10800 ?f9 21600 10800 ?f10 ?f5 10800" draw:text-areas="?f3 ?f3 ?f4 ?f4" draw:type="parallelogram" draw:modifiers="5363.106148975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.5cm" svg:y1="15cm" svg:x2="1.5cm" svg:y2="18cm">
          <text:p/>
        </draw:line>
        <draw:line draw:style-name="gr6" draw:text-style-name="P1" draw:layer="layout" svg:x1="6cm" svg:y1="15cm" svg:x2="6cm" svg:y2="18cm">
          <text:p/>
        </draw:line>
        <draw:line draw:style-name="gr6" draw:text-style-name="P1" draw:layer="layout" svg:x1="3cm" svg:y1="13.5cm" svg:x2="3cm" svg:y2="16.5cm">
          <text:p/>
        </draw:line>
        <draw:line draw:style-name="gr6" draw:text-style-name="P1" draw:layer="layout" svg:x1="7.5cm" svg:y1="13.5cm" svg:x2="7.5cm" svg:y2="16.5cm">
          <text:p/>
        </draw:line>
        <draw:frame draw:style-name="gr1" draw:layer="layout" svg:width="2.513cm" svg:height="0.962cm" svg:x="1.5cm" svg:y="11.788cm">
          <draw:text-box>
            <text:p>Step 2:</text:p>
          </draw:text-box>
        </draw:frame>
        <draw:frame draw:style-name="gr1" draw:text-style-name="P3" draw:layer="layout" svg:width="12.601cm" svg:height="1.361cm" svg:x="5.149cm" svg:y="18cm">
          <draw:text-box>
            <text:p><text:span text:style-name="T2">createCell (expects data in coarse cell for interpolation </text:span><text:span text:style-name="T2"><text:line-break/></text:span><text:span text:style-name="T2"><text:tab/></text:span><text:span text:style-name="T2"><text:tab/></text:span><text:span text:style-name="T2">→ coarse patch may be non-virtual here)</text:span></text:p>
          </draw:text-box>
        </draw:frame>
        <draw:frame draw:style-name="gr1" draw:text-style-name="P3" draw:layer="layout" svg:width="9.561cm" svg:height="1.361cm" svg:x="5.338cm" svg:y="19.306cm">
          <draw:text-box>
            <text:p><text:span text:style-name="T2">mergeWithRemoteDataDueToForkOrJoin</text:span><text:span text:style-name="T2"><text:line-break/></text:span><text:span text:style-name="T2">(restores patch from remote data)</text:span></text:p>
          </draw:text-box>
        </draw:frame>
        <draw:line draw:style-name="gr3" draw:text-style-name="P1" draw:layer="layout" svg:x1="18.25cm" svg:y1="16.75cm" svg:x2="7.5cm" svg:y2="16.75cm">
          <text:p/>
        </draw:line>
        <draw:line draw:style-name="gr3" draw:text-style-name="P1" draw:layer="layout" svg:x1="17.75cm" svg:y1="17.25cm" svg:x2="7cm" svg:y2="17.25cm">
          <text:p/>
        </draw:line>
        <draw:line draw:style-name="gr3" draw:text-style-name="P1" draw:layer="layout" svg:x1="17.25cm" svg:y1="17.75cm" svg:x2="6.5cm" svg:y2="17.75cm">
          <text:p/>
        </draw:line>
        <draw:frame draw:style-name="gr1" draw:text-style-name="P4" draw:layer="layout" svg:width="2.788cm" svg:height="0.971cm" svg:x="17.75cm" svg:y="17cm">
          <draw:text-box>
            <text:p><text:span text:style-name="T3">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tof </meta:initial-creator>
    <meta:creation-date>2013-04-24T10:07:13</meta:creation-date>
    <dc:date>2013-04-24T10:17:08</dc:date>
    <dc:creator>Kristof </dc:creator>
    <meta:editing-duration>PT7M48S</meta:editing-duration>
    <meta:editing-cycles>8</meta:editing-cycles>
    <meta:generator>LibreOffice/3.5$Linux_X86_64 LibreOffice_project/350m1$Build-2</meta:generator>
    <meta:document-statistic meta:object-count="42"/>
  </office:meta>
</office:document-meta>
</file>